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Verdana" style:font-family-asian="Verdana" style:font-family-complex="Verdana" fo:background-color="transparent" style:use-window-font-color="true"/>
    </style:style>
    <style:style style:name="T2" style:family="text">
      <style:text-properties fo:font-size="14.00pt" fo:font-weight="normal" fo:font-family="Verdana" style:font-family-asian="Verdana" style:font-family-complex="Verdana" fo:background-color="transparent" style:use-window-font-color="true"/>
    </style:style>
    <style:style style:name="T3" style:family="text">
      <style:text-properties fo:font-size="14.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4" style:family="text">
      <style:text-properties fo:font-size="14.00pt" fo:font-weight="normal" fo:font-family="Verdana" style:font-family-asian="Verdana" style:font-family-complex="Verdana" fo:background-color="transparent" style:use-window-font-color="true"/>
    </style:style>
    <style:style style:name="T5" style:family="text">
      <style:text-properties fo:font-size="14.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6" style:family="text">
      <style:text-properties fo:font-size="14.00pt" fo:font-weight="normal" fo:font-family="Verdana" style:font-family-asian="Verdana" style:font-family-complex="Verdana" fo:background-color="transparent" style:use-window-font-color="true"/>
    </style:style>
    <style:style style:name="T7" style:family="text">
      <style:text-properties fo:font-size="14.00pt" fo:font-weight="normal" fo:font-family="Verdana" style:font-family-asian="Verdana" style:font-family-complex="Verdana" fo:background-color="transparent" fo:color="#00b050"/>
    </style:style>
    <style:style style:name="T8" style:family="text">
      <style:text-properties fo:font-size="14.00pt" fo:font-weight="normal" fo:font-family="Verdana" style:font-family-asian="Verdana" style:font-family-complex="Verdana" fo:background-color="transparent" style:use-window-font-color="true"/>
    </style:style>
    <style:style style:name="T9" style:family="text">
      <style:text-properties fo:font-size="14.00pt" fo:font-weight="normal" fo:font-family="Verdana" style:font-family-asian="Verdana" style:font-family-complex="Verdana" fo:background-color="transparent" style:use-window-font-color="true"/>
    </style:style>
    <style:style style:name="T10" style:family="text">
      <style:text-properties fo:font-size="14.00pt" fo:font-weight="normal" fo:font-family="Verdana" style:font-family-asian="Verdana" style:font-family-complex="Verdana" fo:background-color="transparent" fo:color="#00b050"/>
    </style:style>
    <style:style style:name="T11" style:family="text">
      <style:text-properties fo:font-size="14.00pt" fo:font-weight="normal" fo:font-family="Verdana" style:font-family-asian="Verdana" style:font-family-complex="Verdana" fo:background-color="transparent" fo:color="#00b050"/>
    </style:style>
    <style:style style:name="T12" style:family="text">
      <style:text-properties fo:font-size="14.00pt" fo:font-weight="normal" fo:font-family="Verdana" style:font-family-asian="Verdana" style:font-family-complex="Verdana"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normal" fo:font-family="Verdana" style:font-family-asian="Verdana" style:font-family-complex="Verdana" fo:background-color="transparent" fo:color="#00b050"/>
    </style:style>
    <style:style style:name="T15" style:family="text">
      <style:text-properties fo:font-size="14.00pt" fo:font-weight="normal" fo:font-family="Verdana" style:font-family-asian="Verdana" style:font-family-complex="Verdana" fo:background-color="transparent" style:use-window-font-color="true"/>
    </style:style>
    <style:style style:name="T16" style:family="text">
      <style:text-properties fo:font-size="14.00pt" fo:font-weight="normal" fo:font-family="Verdana" style:font-family-asian="Verdana" style:font-family-complex="Verdana" fo:background-color="transparent" fo:color="#00b050"/>
    </style:style>
    <style:style style:name="T17" style:family="text">
      <style:text-properties fo:font-size="14.00pt" fo:font-weight="normal" fo:font-family="Verdana" style:font-family-asian="Verdana" style:font-family-complex="Verdana"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Verdana" style:font-family-asian="Verdana" style:font-family-complex="Verdana" fo:background-color="transparent" fo:color="#00b050"/>
    </style:style>
    <style:style style:name="T20" style:family="text">
      <style:text-properties fo:font-size="14.00pt" fo:font-weight="normal" fo:font-family="Verdana" style:font-family-asian="Verdana" style:font-family-complex="Verdana" fo:background-color="transparent" style:use-window-font-color="true"/>
    </style:style>
    <style:style style:name="T21" style:family="text">
      <style:text-properties fo:font-size="14.00pt" fo:font-weight="normal" fo:font-family="Verdana" style:font-family-asian="Verdana" style:font-family-complex="Verdana" fo:background-color="transparent" fo:color="#00b050"/>
    </style:style>
    <style:style style:name="T22" style:family="text">
      <style:text-properties fo:font-size="14.00pt" fo:font-weight="normal" fo:font-family="Verdana" style:font-family-asian="Verdana" style:font-family-complex="Verdana" fo:background-color="transparent" style:use-window-font-color="true"/>
    </style:style>
    <style:style style:name="T23" style:family="text">
      <style:text-properties fo:font-size="14.00pt" fo:font-weight="normal" fo:font-family="Verdana" style:font-family-asian="Verdana" style:font-family-complex="Verdana" fo:background-color="transparent" fo:color="#00b050"/>
    </style:style>
    <style:style style:name="T24" style:family="text">
      <style:text-properties fo:font-size="14.00pt" fo:font-weight="normal" fo:font-family="Verdana" style:font-family-asian="Verdana" style:font-family-complex="Verdana" fo:background-color="transparent" style:use-window-font-color="true"/>
    </style:style>
    <style:style style:name="T25" style:family="text">
      <style:text-properties fo:font-size="14.00pt" fo:font-weight="normal" fo:font-family="Verdana" style:font-family-asian="Verdana" style:font-family-complex="Verdana" fo:background-color="transparent" fo:color="#00b050"/>
    </style:style>
    <style:style style:name="T26" style:family="text">
      <style:text-properties fo:font-size="14.00pt" fo:font-weight="normal" fo:font-family="Verdana" style:font-family-asian="Verdana" style:font-family-complex="Verdana"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style>
  </office:automatic-styles>
  <office:body>
    <office:text>
      <text:p text:style-name="P1"><text:span text:style-name="T1"><text:line-break/>Übungsaufgabe Paketverwaltung 2</text:span></text:p>
      <text:p text:style-name="P2"><text:span text:style-name="T2"><text:line-break/>Stellen wir uns vor wir arbeiten als Administrator. Eine Mitarbeiterin aus der Marketingabteilung ruft uns an weil sie keine Präsentation erstellen kann. Sie sagt das die Tabellenkalkulation und das Schreibprogramm problemlos starten aber für impress nicht einmal ein Eintrag in den Favoriten vorhanden ist. <text:line-break/><text:line-break/>Wir müssen heute vor Ort sein und Sie bereiten sich auf der Hinfahrt vor.<text:line-break/><text:line-break/>Wie werden Sie vorgehen um den Fehler einzukreisen?<text:line-break/><text:line-break/></text:span><text:a xlink:href="https://wiki.ubuntuusers.de/dpkg/"><text:span text:style-name="T3">https://wiki.ubuntuusers.de/dpkg/</text:span></text:a><text:span text:style-name="T4"><text:s text:c="2"/><text:line-break/><text:line-break/></text:span><text:a xlink:href="https://www.cyberciti.biz/howto/question/linux/dpkg-cheat-sheet.php"><text:span text:style-name="T5">https://www.cyberciti.biz/howto/question/linux/dpkg-cheat-sheet.php</text:span></text:a><text:span text:style-name="T6"><text:s/><text:line-break/><text:line-break/>Begleitbuch: Seite 66 - 69<text:line-break/><text:line-break/>1. Entfernen Sie dazu das Paket libreoffice-impress.<text:line-break/><text:line-break/></text:span><text:span text:style-name="T7">sudo apt remove libreoffice-impress<text:s/></text:span><text:span text:style-name="T8">bzw.</text:span><text:span text:style-name="T9"><text:line-break/></text:span><text:span text:style-name="T10">sudo<text:s/></text:span><text:span text:style-name="T11">dpkg -P libreoffice-impress</text:span></text:p>
      <text:p text:style-name="P3"><text:span text:style-name="T12"><text:line-break/>2. Lassen Sie sich die Informationen zu dem Paket anzeigen<text:line-break/>(Inhalt/Status)</text:span></text:p>
      <text:p text:style-name="P3"><text:span text:style-name="T13"/></text:p>
      <text:p text:style-name="P3"><text:span text:style-name="T14">apt show libreoffice-impress<text:s/></text:span><text:span text:style-name="T15">bzw.<text:line-break/></text:span><text:span text:style-name="T16">dpkg -s libreoffice-impress</text:span></text:p>
      <text:p text:style-name="P3"><text:span text:style-name="T17"><text:line-break/>3. Welche Dateien werden dazu gelesen?</text:span></text:p>
      <text:p text:style-name="P3"><text:span text:style-name="T18"/></text:p>
      <text:p text:style-name="P3"><text:span text:style-name="T19">/etc/apt/sources.list<text:s/></text:span><text:span text:style-name="T20">bzw.</text:span><text:span text:style-name="T21"><text:line-break/>/var/lib/dpkg/available</text:span><text:span text:style-name="T22"><text:line-break/><text:line-break/>4. Installieren Sie das Paket libreoffice-impress<text:line-break/><text:line-break/></text:span><text:span text:style-name="T23">sudo apt-get install libreoffice-impress<text:s/></text:span><text:span text:style-name="T24">bzw.<text:line-break/></text:span><text:span text:style-name="T25">sudo dpkg -i libreoffice-impress</text:span><text:span text:style-name="T2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